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6])" office:value-type="float" office:value="51100" calcext:value-type="float">
            <text:p>51100</text:p>
          </table:table-cell>
          <table:table-cell table:formula="of:=SUM([.K2];[.K3];[.K8];[.K22];[.K27];[.K29])" office:value-type="float" office:value="89700" calcext:value-type="float">
            <text:p>897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4"/>
          <table:table-cell table:formula="of:=[.N4]-[.M4]" office:value-type="float" office:value="38600" calcext:value-type="float">
            <text:p>386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550" calcext:value-type="float">
            <text:p>5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table:style-name="ce17" table:formula="of:=SUM([.B25:.F25])" office:value-type="float" office:value="19000" calcext:value-type="float">
            <text:p>19000</text:p>
          </table:table-cell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394.117647058824" calcext:value-type="float">
            <text:p>394.1176470588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C44];[.F44])" office:value-type="float" office:value="335.294117647059" calcext:value-type="float">
            <text:p>335.2941176471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729.411764705882" calcext:value-type="float">
            <text:p>729.4117647059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35.294117647059" calcext:value-type="float">
            <text:p>335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1169.41176470588" calcext:value-type="float">
            <text:p>1169.4117647059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5])" office:value-type="float" office:value="19000" calcext:value-type="float">
            <text:p>190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1:27:21.52270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9T11:30:21.128373469</dc:date>
    <meta:editing-duration>P2DT23H43M12S</meta:editing-duration>
    <meta:editing-cycles>1365</meta:editing-cycles>
    <meta:generator>LibreOffice/4.2.8.2$Linux_X86_64 LibreOffice_project/420m0$Build-2</meta:generator>
    <meta:document-statistic meta:table-count="10" meta:cell-count="3190" meta:object-count="0"/>
  </office:meta>
</office:document-meta>
</file>